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 svg:font-family="Arial" style:font-family-generic="swiss"/>
    <style:font-face style:name="Albany" svg:font-family="Albany"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6.082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1.104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20.971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96cm" fo:break-before="auto" style:use-optimal-row-height="false"/>
    </style:style>
    <style:style style:name="ro3" style:family="table-row">
      <style:table-row-properties style:row-height="0.49cm" fo:break-before="auto" style:use-optimal-row-height="false"/>
    </style:style>
    <style:style style:name="ro4" style:family="table-row">
      <style:table-row-properties style:row-height="0.596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able-cell-properties fo:wrap-option="no-wrap"/>
      <style:text-properties fo:hyphenate="true"/>
    </style:style>
    <style:style style:name="ce2" style:family="table-cell" style:parent-style-name="Default">
      <style:text-properties style:use-window-font-color="true" style:text-outline="false" style:text-line-through-style="none" style:font-name="Arial"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3"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ce1"/>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nl</text:p>
          </table:table-cell>
          <table:table-cell office:value-type="string">
            <text:p>Notiti~e invoege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nl</text:p>
          </table:table-cell>
          <table:table-cell office:value-type="string">
            <text:p>Inschakelen ~natuurlijk sorteren</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nl</text:p>
          </table:table-cell>
          <table:table-cell office:value-type="string">
            <text:p>Opslaan afbeeldin~g...</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nl</text:p>
          </table:table-cell>
          <table:table-cell office:value-type="string">
            <text:p>\&lt;bookmark_value\&gt;sorteren; opties voor databasebereiken\&lt;/bookmark_value\&gt;\&lt;bookmark_value\&gt;sorteren;Aziatische talen\&lt;/bookmark_value\&gt;\&lt;bookmark_value\&gt;Aziatische talen;sorteren\&lt;/bookmark_value\&gt;\&lt;bookmark_value\&gt;telefoonboek sorteerregels\&lt;/bookmark_value\&gt;\&lt;bookmark_value\&gt;algoritme voor natuurlijk zoeken\&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nl</text:p>
          </table:table-cell>
          <table:table-cell office:value-type="string">
            <text:p>Inschakelen natuurlijk sorteren</text:p>
          </table:table-cell>
          <table:table-cell table:number-columns-repeated="3"/>
          <table:table-cell office:value-type="string">
            <text:p>20060211 17:16:46</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3">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nl</text:p>
          </table:table-cell>
          <table:table-cell office:value-type="string">
            <text:p>\&lt;ahelp hid=\"SC:CHECKBOX:RID_SCPAGE_SORT_OPTIONS:BTN_NATURALSORT\"\&gt;Natuurlijk sorteren is een soor algortime dat getallen die worden vooraf gegaan door een voorvoegsel sorteert gebaseerd op de waarde van het getalselement in plaats van op de traditionele manier van sorteren als gewone tekenreeksen.\&lt;/ahelp\&gt; Laten we bijvoorbeeld aannemen dat u een reeks waarden heeft zoals: A1, A2, A3, A4, A5, A6, ..., A19, A20, A21. Als u deze waarden in een celbereik zet en ze gaat sorteren, zal de volgorde worden A1, A11, A12, A13, ..., A19, A2, A20, A21, A3, A4, A5, ..., A9. Hoewel dit sorteringsgedrag normaal lijkt voor mensen die het onderliggende sorteermechanisme begrijpen, is het voor de rest van de bevolking totaal afwijkend, dan wel totaal onhandig. Door het inschakelen van natuurlijk sorteren worden waarden, zoals die in het hierboven vermelde voorbeeld, op de „juiste” wijze gesorteerd, hetgeen het gebruik van sorteren in het algemeen verbetert.</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table:style-name="Default"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nl</text:p>
          </table:table-cell>
          <table:table-cell table:style-name="Default"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table:style-name="Default"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nl</text:p>
          </table:table-cell>
          <table:table-cell table:style-name="Default" office:value-type="string">
            <text:p>Handige %PRODUCTNAME accessoires, inclusief verschillende Galerij-thema's, sjablonen, voorbeelddocumenten en lettertyp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table:style-name="Default"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nl</text:p>
          </table:table-cell>
          <table:table-cell table:style-name="Default" office:value-type="string">
            <text:p>Galerij</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table:style-name="Default"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nl</text:p>
          </table:table-cell>
          <table:table-cell table:style-name="Default" office:value-type="string">
            <text:p>De %PRODUCTNAME Galerij bevat meer dan 2900 elementen in verschillende them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table:style-name="Default"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nl</text:p>
          </table:table-cell>
          <table:table-cell table:style-name="Default" office:value-type="string">
            <text:p>Sjabl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table:style-name="Default"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nl</text:p>
          </table:table-cell>
          <table:table-cell table:style-name="Default" office:value-type="string">
            <text:p>Maak binnen een paar seconden perfecte documenten met documentsjabl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table:style-name="Default"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nl</text:p>
          </table:table-cell>
          <table:table-cell table:style-name="Default" office:value-type="string">
            <text:p>Voorbeelddocumen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table:style-name="Default"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nl</text:p>
          </table:table-cell>
          <table:table-cell table:style-name="Default" office:value-type="string">
            <text:p>Avoorbeelddocuementen zijn goed om van te ler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table:style-name="Default"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nl</text:p>
          </table:table-cell>
          <table:table-cell table:style-name="Default" office:value-type="string">
            <text:p>Documentat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table:style-name="Default"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nl</text:p>
          </table:table-cell>
          <table:table-cell table:style-name="Default" office:value-type="string">
            <text:p>%PRODUCTNAME documentat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table:style-name="Default"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nl</text:p>
          </table:table-cell>
          <table:table-cell table:style-name="Default" office:value-type="string">
            <text:p>Recl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table:style-name="Default"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nl</text:p>
          </table:table-cell>
          <table:table-cell table:style-name="Default" office:value-type="string">
            <text:p>%PRODUCTNAME reclamemateria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table:style-name="Default"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nl</text:p>
          </table:table-cell>
          <table:table-cell table:style-name="Default" office:value-type="string">
            <text:p>Lettertyp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table:style-name="Default"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nl</text:p>
          </table:table-cell>
          <table:table-cell table:style-name="Default" office:value-type="string">
            <text:p>Aanvullende lettertypen voor %PRODUCTNAME en andere toepassin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table:style-name="Default"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nl</text:p>
          </table:table-cell>
          <table:table-cell table:style-name="Default" office:value-type="string">
            <text:p>SVG importeren</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table:style-name="Default"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nl</text:p>
          </table:table-cell>
          <table:table-cell table:style-name="Default" office:value-type="string">
            <text:p>Ondersteuning voor importeren va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Gebruikershandleiding</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table:style-name="Default"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nl</text:p>
          </table:table-cell>
          <table:table-cell table:style-name="Default"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Flipping tile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orduló cserepek</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Outside turning cub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orduló kockára tekintv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Revolving circle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Keringő körök</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Turning helix</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Spiráltekerc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Inside turning cub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orduló kockában</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Fall</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Ledönté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Turn around</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Átforgatá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Iri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ce2" office:value-type="string">
            <text:p>Írisz </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Turn down</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Lehajtá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Rochad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Kicserélé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Venetian Blinds 3D Vertical</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Vízszintes reklámtábla</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Venetian Blinds 3D Horizontal</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üggőleges reklámtábla</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Static</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Állandó</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Fine Dissolv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inom szórás</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Toggle Grid Lines for Current Sheet</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Cellarács ki- és bekapcsolása</text:p>
          </table:table-cell>
          <table:table-cell table:number-columns-repeated="3"/>
          <table:table-cell table:style-name="ce3"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table:style-name="Default"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nl</text:p>
          </table:table-cell>
          <table:table-cell table:style-name="Default"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table:style-name="Default"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nl</text:p>
          </table:table-cell>
          <table:table-cell table:style-name="Default"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table:style-name="Default"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nl</text:p>
          </table:table-cell>
          <table:table-cell table:style-name="Default"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table:style-name="Default"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nl</text:p>
          </table:table-cell>
          <table:table-cell table:style-name="Default"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nl</text:p>
          </table:table-cell>
          <table:table-cell table:style-name="Default"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nl</text:p>
          </table:table-cell>
          <table:table-cell table:style-name="Default"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table:style-name="Default"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nl</text:p>
          </table:table-cell>
          <table:table-cell table:style-name="Default"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table:style-name="Default"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nl</text:p>
          </table:table-cell>
          <table:table-cell table:style-name="Default"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nl</text:p>
          </table:table-cell>
          <table:table-cell table:style-name="Default"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table:style-name="Default"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nl</text:p>
          </table:table-cell>
          <table:table-cell table:style-name="Default"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nl</text:p>
          </table:table-cell>
          <table:table-cell table:style-name="Default"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table:style-name="Default"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nl</text:p>
          </table:table-cell>
          <table:table-cell table:style-name="Default"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nl</text:p>
          </table:table-cell>
          <table:table-cell table:style-name="Default"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table:style-name="Default"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nl</text:p>
          </table:table-cell>
          <table:table-cell table:style-name="Default"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table:style-name="Default"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nl</text:p>
          </table:table-cell>
          <table:table-cell table:style-name="Default"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table:style-name="Default"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nl</text:p>
          </table:table-cell>
          <table:table-cell table:style-name="Default"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table:style-name="Default"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nl</text:p>
          </table:table-cell>
          <table:table-cell table:style-name="Default"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table:style-name="Default"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nl</text:p>
          </table:table-cell>
          <table:table-cell table:style-name="Default"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table:style-name="Default"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nl</text:p>
          </table:table-cell>
          <table:table-cell table:style-name="Default"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table:style-name="Default"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nl</text:p>
          </table:table-cell>
          <table:table-cell table:style-name="Default"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table:style-name="Default"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nl</text:p>
          </table:table-cell>
          <table:table-cell table:style-name="Default"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table:style-name="Default"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nl</text:p>
          </table:table-cell>
          <table:table-cell table:style-name="Default"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nl</text:p>
          </table:table-cell>
          <table:table-cell table:style-name="Default"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table:style-name="Default"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nl</text:p>
          </table:table-cell>
          <table:table-cell table:style-name="Default"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table:style-name="Default"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nl</text:p>
          </table:table-cell>
          <table:table-cell table:style-name="Default"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nl</text:p>
          </table:table-cell>
          <table:table-cell table:style-name="Default"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table:style-name="Default"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nl</text:p>
          </table:table-cell>
          <table:table-cell table:style-name="Default"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table:style-name="Default"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nl</text:p>
          </table:table-cell>
          <table:table-cell table:style-name="Default"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table:style-name="Default"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nl</text:p>
          </table:table-cell>
          <table:table-cell table:style-name="Default"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table:style-name="Default"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nl</text:p>
          </table:table-cell>
          <table:table-cell table:style-name="Default"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nl</text:p>
          </table:table-cell>
          <table:table-cell table:style-name="Default"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table:style-name="Default"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nl</text:p>
          </table:table-cell>
          <table:table-cell table:style-name="Default"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table:style-name="Default"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nl</text:p>
          </table:table-cell>
          <table:table-cell table:style-name="Default"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table:style-name="Default"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nl</text:p>
          </table:table-cell>
          <table:table-cell table:style-name="Default"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table:style-name="Default"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nl</text:p>
          </table:table-cell>
          <table:table-cell table:style-name="Default"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table:style-name="Default"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nl</text:p>
          </table:table-cell>
          <table:table-cell table:style-name="Default" office:value-type="string">
            <text:p>Megoldó</text:p>
          </table:table-cell>
          <table:table-cell table:number-columns-repeated="3"/>
          <table:table-cell office:value-type="string">
            <text:p>20071010 14:10:23</text:p>
          </table:table-cell>
        </table:table-row>
        <table:table-row table:style-name="ro1" table:number-rows-repeated="65361">
          <table:table-cell table:number-columns-repeated="15"/>
        </table:table-row>
        <table:table-row table:style-name="ro1">
          <table:table-cell table:number-columns-repeated="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 svg:font-family="Arial" style:font-family-generic="swiss"/>
    <style:font-face style:name="Albany" svg:font-family="Albany"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lbany" fo:language="hu" fo:country="HU" style:font-name-asian="Andale Sans UI" style:language-asian="hu" style:country-asian="HU" style:font-name-complex="Tahoma" style:language-complex="hu" style:country-complex="HU"/>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currency-symbol number:language="nl" number:country="NL">€</number:currency-symbol>
      <number:text> </number:text>
      <number:number number:decimal-places="2" number:min-integer-digits="1" number:grouping="true"/>
    </number:currency-style>
    <number:currency-style style:name="N109">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3:43</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6-08-23T21:34:41</meta:creation-date>
    <dc:creator>AgentK</dc:creator>
    <dc:date>2008-03-16T08:23:43</dc:date>
    <meta:editing-cycles>8</meta:editing-cycles>
    <meta:editing-duration>PT25M17S</meta:editing-duration>
    <meta:user-defined meta:name="Info 1"/>
    <meta:user-defined meta:name="Info 2"/>
    <meta:user-defined meta:name="Info 3"/>
    <meta:user-defined meta:name="Info 4"/>
    <meta:document-statistic meta:table-count="1" meta:cell-count="1636"/>
  </office:meta>
</office:document-meta>
</file>